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5287in" svg:height="7.439in" svg:x="3.3579in" svg:y="0.1563in">
            <draw:object draw:notify-on-update-of-ranges="Sheet1.B2:Sheet1.B102 Sheet1.C1:Sheet1.C1 Sheet1.C2:Sheet1.C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ce1"/>
        <table:table-row table:style-name="ro1">
          <table:table-cell table:style-name="Default" office:value-type="string" calcext:value-type="string">
            <text:p>Number of Games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Operations Count</text:p>
          </table:table-cell>
          <table:table-cell office:value-type="string" calcext:value-type="string">
            <text:p>Guesses Needed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36" calcext:value-type="float">
            <text:p>73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70" calcext:value-type="float">
            <text:p>37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474" calcext:value-type="float">
            <text:p>147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29" calcext:value-type="float">
            <text:p>929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488" calcext:value-type="float">
            <text:p>148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492" calcext:value-type="float">
            <text:p>149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77" calcext:value-type="float">
            <text:p>477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731" calcext:value-type="float">
            <text:p>1731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419" calcext:value-type="float">
            <text:p>1419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29" calcext:value-type="float">
            <text:p>829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944" calcext:value-type="float">
            <text:p>944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24" calcext:value-type="float">
            <text:p>524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07" calcext:value-type="float">
            <text:p>60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75" calcext:value-type="float">
            <text:p>1875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631" calcext:value-type="float">
            <text:p>1631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327" calcext:value-type="float">
            <text:p>2327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913" calcext:value-type="float">
            <text:p>9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53" calcext:value-type="float">
            <text:p>953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127" calcext:value-type="float">
            <text:p>212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328" calcext:value-type="float">
            <text:p>132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16" calcext:value-type="float">
            <text:p>61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33" calcext:value-type="float">
            <text:p>633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635" calcext:value-type="float">
            <text:p>163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727" calcext:value-type="float">
            <text:p>1727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155" calcext:value-type="float">
            <text:p>115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218" calcext:value-type="float">
            <text:p>1218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1736" calcext:value-type="float">
            <text:p>1736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637" calcext:value-type="float">
            <text:p>2637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2637" calcext:value-type="float">
            <text:p>2637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652" calcext:value-type="float">
            <text:p>165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2019" calcext:value-type="float">
            <text:p>2019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537" calcext:value-type="float">
            <text:p>1537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2131" calcext:value-type="float">
            <text:p>2131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23" calcext:value-type="float">
            <text:p>1323</text:p>
          </table:table-cell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456" calcext:value-type="float">
            <text:p>145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816" calcext:value-type="float">
            <text:p>1816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916" calcext:value-type="float">
            <text:p>1916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21" calcext:value-type="float">
            <text:p>1321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1418" calcext:value-type="float">
            <text:p>14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739" calcext:value-type="float">
            <text:p>1739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530" calcext:value-type="float">
            <text:p>1530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2676" calcext:value-type="float">
            <text:p>267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2574" calcext:value-type="float">
            <text:p>2574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893" calcext:value-type="float">
            <text:p>1893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1650" calcext:value-type="float">
            <text:p>165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2175" calcext:value-type="float">
            <text:p>2175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058" calcext:value-type="float">
            <text:p>2058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2094" calcext:value-type="float">
            <text:p>2094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1875" calcext:value-type="float">
            <text:p>1875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2673" calcext:value-type="float">
            <text:p>2673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2960" calcext:value-type="float">
            <text:p>296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3073" calcext:value-type="float">
            <text:p>3073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2453" calcext:value-type="float">
            <text:p>2453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float" office:value="2859" calcext:value-type="float">
            <text:p>2859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3075" calcext:value-type="float">
            <text:p>3075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2368" calcext:value-type="float">
            <text:p>2368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2645" calcext:value-type="float">
            <text:p>2645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422" calcext:value-type="float">
            <text:p>3422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2630" calcext:value-type="float">
            <text:p>2630</text:p>
          </table:table-cell>
          <table:table-cell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float" office:value="2846" calcext:value-type="float">
            <text:p>2846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3444" calcext:value-type="float">
            <text:p>3444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2476" calcext:value-type="float">
            <text:p>2476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3344" calcext:value-type="float">
            <text:p>3344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507" calcext:value-type="float">
            <text:p>2507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3529" calcext:value-type="float">
            <text:p>3529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588" calcext:value-type="float">
            <text:p>3588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705" calcext:value-type="float">
            <text:p>3705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3267" calcext:value-type="float">
            <text:p>3267</text:p>
          </table:table-cell>
          <table:table-cell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office:value-type="float" office:value="225" calcext:value-type="float">
            <text:p>225</text:p>
          </table:table-cell>
          <table:table-cell office:value-type="float" office:value="3242" calcext:value-type="float">
            <text:p>3242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office:value-type="float" office:value="3473" calcext:value-type="float">
            <text:p>3473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3265" calcext:value-type="float">
            <text:p>3265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3664" calcext:value-type="float">
            <text:p>3664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4004" calcext:value-type="float">
            <text:p>4004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3147" calcext:value-type="float">
            <text:p>3147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office:value-type="float" office:value="240" calcext:value-type="float">
            <text:p>240</text:p>
          </table:table-cell>
          <table:table-cell office:value-type="float" office:value="3906" calcext:value-type="float">
            <text:p>3906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3508" calcext:value-type="float">
            <text:p>3508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3831" calcext:value-type="float">
            <text:p>3831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office:value-type="float" office:value="266" calcext:value-type="float">
            <text:p>266</text:p>
          </table:table-cell>
          <table:table-cell office:value-type="float" office:value="3957" calcext:value-type="float">
            <text:p>3957</text:p>
          </table:table-cell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3694" calcext:value-type="float">
            <text:p>3694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4183" calcext:value-type="float">
            <text:p>4183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office:value-type="float" office:value="280" calcext:value-type="float">
            <text:p>280</text:p>
          </table:table-cell>
          <table:table-cell office:value-type="float" office:value="3616" calcext:value-type="float">
            <text:p>3616</text:p>
          </table:table-cell>
          <table:table-cell office:value-type="float" office:value="277" calcext:value-type="float">
            <text:p>277</text:p>
          </table:table-cell>
          <table:table-cell table:number-columns-repeated="1020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float" office:value="4049" calcext:value-type="float">
            <text:p>4049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office:value-type="float" office:value="300" calcext:value-type="float">
            <text:p>300</text:p>
          </table:table-cell>
          <table:table-cell office:value-type="float" office:value="3859" calcext:value-type="float">
            <text:p>3859</text:p>
          </table:table-cell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office:value-type="float" office:value="323" calcext:value-type="float">
            <text:p>323</text:p>
          </table:table-cell>
          <table:table-cell office:value-type="float" office:value="4235" calcext:value-type="float">
            <text:p>4235</text:p>
          </table:table-cell>
          <table:table-cell office:value-type="float" office:value="317" calcext:value-type="float">
            <text:p>317</text:p>
          </table:table-cell>
          <table:table-cell table:number-columns-repeated="1020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office:value-type="float" office:value="323" calcext:value-type="float">
            <text:p>323</text:p>
          </table:table-cell>
          <table:table-cell office:value-type="float" office:value="4237" calcext:value-type="float">
            <text:p>4237</text:p>
          </table:table-cell>
          <table:table-cell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office:value-type="float" office:value="324" calcext:value-type="float">
            <text:p>324</text:p>
          </table:table-cell>
          <table:table-cell office:value-type="float" office:value="4376" calcext:value-type="float">
            <text:p>4376</text:p>
          </table:table-cell>
          <table:table-cell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4474" calcext:value-type="float">
            <text:p>4474</text:p>
          </table:table-cell>
          <table:table-cell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office:value-type="float" office:value="324" calcext:value-type="float">
            <text:p>324</text:p>
          </table:table-cell>
          <table:table-cell office:value-type="float" office:value="4342" calcext:value-type="float">
            <text:p>4342</text:p>
          </table:table-cell>
          <table:table-cell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office:value-type="float" office:value="340" calcext:value-type="float">
            <text:p>340</text:p>
          </table:table-cell>
          <table:table-cell office:value-type="float" office:value="4358" calcext:value-type="float">
            <text:p>4358</text:p>
          </table:table-cell>
          <table:table-cell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office:value-type="float" office:value="340" calcext:value-type="float">
            <text:p>340</text:p>
          </table:table-cell>
          <table:table-cell office:value-type="float" office:value="4643" calcext:value-type="float">
            <text:p>4643</text:p>
          </table:table-cell>
          <table:table-cell office:value-type="float" office:value="338" calcext:value-type="float">
            <text:p>338</text:p>
          </table:table-cell>
          <table:table-cell table:number-columns-repeated="1020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office:value-type="float" office:value="360" calcext:value-type="float">
            <text:p>360</text:p>
          </table:table-cell>
          <table:table-cell office:value-type="float" office:value="4636" calcext:value-type="float">
            <text:p>4636</text:p>
          </table:table-cell>
          <table:table-cell office:value-type="float" office:value="359" calcext:value-type="float">
            <text:p>35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952" calcext:value-type="float">
            <text:p>4952</text:p>
          </table:table-cell>
          <table:table-cell office:value-type="float" office:value="359" calcext:value-type="float">
            <text:p>35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office:value-type="float" office:value="380" calcext:value-type="float">
            <text:p>380</text:p>
          </table:table-cell>
          <table:table-cell office:value-type="float" office:value="4892" calcext:value-type="float">
            <text:p>4892</text:p>
          </table:table-cell>
          <table:table-cell office:value-type="float" office:value="375" calcext:value-type="float">
            <text:p>375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5:25:08.097041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2:57:50.780057027</meta:creation-date>
    <dc:date>2014-08-05T14:27:05.880016374</dc:date>
    <meta:editing-duration>PT13M54S</meta:editing-duration>
    <meta:editing-cycles>1</meta:editing-cycles>
    <meta:generator>LibreOffice/4.2.4.2$Linux_X86_64 LibreOffice_project/420m0$Build-2</meta:generator>
    <meta:document-statistic meta:table-count="1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1cm" svg:stroke-color="#5e275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84cm" svg:height="18.896cm" xlink:href=".." xlink:type="simple" chart:class="chart:line" chart:style-name="ch1">
        <chart:title svg:x="11.953cm" svg:y="0.513cm" chart:style-name="ch2">
          <text:p>Operations vs. Board Size</text:p>
        </chart:title>
        <chart:subtitle svg:x="13.117cm" svg:y="1.695cm" chart:style-name="ch3">
          <text:p>100 Total Games</text:p>
        </chart:subtitle>
        <chart:legend svg:x="22.141cm" svg:y="1.919cm" style:legend-expansion="custom" chartooo:width="5.817cm" chartooo:height="1.096cm" style:legend-expansion-aspect-ratio="5.30748175182482" chart:style-name="ch4"/>
        <chart:plot-area chart:style-name="ch5" table:cell-range-address="Sheet1.B1:Sheet1.C102" chart:data-source-has-labels="both" svg:x="1.596cm" svg:y="3.158cm" svg:width="26.518cm" svg:height="14.38cm">
          <chartooo:coordinate-region svg:x="2.588cm" svg:y="3.358cm" svg:width="25.526cm" svg:height="13.256cm"/>
          <chart:axis chart:dimension="x" chart:name="primary-x" chart:style-name="ch6" chartooo:axis-type="auto">
            <chartooo:date-scale/>
            <chart:title svg:x="13.515cm" svg:y="17.915cm" chart:style-name="ch7">
              <text:p>Board Size (a x b)</text:p>
            </chart:title>
            <chart:categories table:cell-range-address="Sheet1.B2:Sheet1.B102"/>
          </chart:axis>
          <chart:axis chart:dimension="y" chart:name="primary-y" chart:style-name="ch6">
            <chart:title svg:x="0.451cm" svg:y="11.199cm" chart:style-name="ch8">
              <text:p>Operations</text:p>
            </chart:title>
            <chart:grid chart:style-name="ch9" chart:class="major"/>
          </chart:axis>
          <chart:series chart:style-name="ch10" chart:values-cell-range-address="Sheet1.C2:Sheet1.C102" chart:label-cell-address="Sheet1.C1:Sheet1.C1" chart:class="chart:line">
            <chart:regression-curve chart:style-name="ch11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2</svg:desc>
                </draw:g>
              </table:table-cell>
              <table:table-cell office:value-type="float" office:value="0">
                <text:p>0</text:p>
                <draw:g>
                  <svg:desc>Sheet1.C2:Sheet1.C10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92">
                <text:p>4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